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6.735cm" fo:min-width="7.755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7.75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311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152cm" fo:text-align="start"/>
      <style:text-properties style:font-name="Liberation Mono" fo:font-size="11pt" style:font-name-asian="Liberation Mono" style:font-size-asian="11pt" style:font-name-complex="Liberation Mono" style:font-size-complex="11pt"/>
    </style:style>
    <style:style style:name="P3" style:family="paragraph">
      <style:paragraph-properties fo:margin-top="0cm" fo:margin-bottom="0.152cm"/>
      <style:text-properties fo:font-size="11pt" style:font-size-asian="11pt" style:font-size-complex="11pt"/>
    </style:style>
    <style:style style:name="P4" style:family="paragraph">
      <style:paragraph-properties fo:text-align="start"/>
      <style:text-properties style:font-name="Liberation Mono" fo:font-size="11pt" style:font-name-asian="Liberation Mono" style:font-size-asian="11pt" style:font-name-complex="Liberation Mono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iberation Mono"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Mono" fo:font-size="11pt" style:font-name-asian="Liberation Mono" style:font-size-asian="11pt" style:font-name-complex="Liberation Mono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POD2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Outline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The problem</text:p>
              </text:list-item>
              <text:list-item>
                <text:p>POD2 description</text:p>
              </text:list-item>
              <text:list-item>
                <text:p>Some technical detai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blem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roperability of programmable cryptography</text:p>
                <text:list>
                  <text:list-item>
                    <text:p>Selective disclosure (reveal some part of signed data)</text:p>
                  </text:list-item>
                  <text:list-item>
                    <text:p>Private property proofs (reveal some property of signed data)</text:p>
                  </text:list-item>
                  <text:list-item>
                    <text:p>Properties of mixed data (I have this government ID &amp; this ethereum key)</text:p>
                  </text:list-item>
                </text:list>
              </text:list-item>
              <text:list-item>
                <text:p>User friendly</text:p>
                <text:list>
                  <text:list-item>
                    <text:p>As a user I want to see the properties, not a zk circuit</text:p>
                  </text:list-item>
                  <text:list-item>
                    <text:p>Can run it on my phone</text:p>
                  </text:list-item>
                </text:list>
              </text:list-item>
              <text:list-item>
                <text:p>Dev friendly</text:p>
                <text:list>
                  <text:list-item>
                    <text:p>Framework for interoperable data</text:p>
                  </text:list-item>
                  <text:list-item>
                    <text:p>No need to write new circuits for combinations of properties</text:p>
                  </text:list-item>
                  <text:list-item>
                    <text:p>Future use-cases without changing the frame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Problem: Exampl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>1. Make an app that requires proving that you’re over 18 according to your government: OK, I can use privado ID.</text:p>
                <text:p>2. Make an app that requires proving you have some tokens: OK, I can write a circuit using a storage proof circuit library.</text:p>
              </text:list-header>
              <text:list-item>
                <text:p>Make an app that requires (1) or (2), without disclosing which one: uh... </text:p>
              </text:list-item>
              <text:list-item>
                <text:p>Wouldn’t it be great if the check result of (1) and (2) wasn’t “terminating” and we could continue making new checks out of th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Problem: Exampl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>Online game with API to query player stats and facts (with some private info via player API key)</text:p>
              </text:list-header>
              <text:list-item>
                <text:p>Building meta-games on top of the game, considering player privac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OD2: What is it?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eroperable cryptographic data format</text:p>
              </text:list-item>
              <text:list-item>
                <text:p>Extendable</text:p>
              </text:list-item>
              <text:list-item>
                <text:p>With programmable privacy</text:p>
              </text:list-item>
              <text:list-item>
                <text:p>Client (smartphone) friend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ignedPod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igned key-value object</text:p>
                <text:p><text:span text:style-name="T1">{</text:span></text:p>
                <text:list>
                  <text:list-header>
                    <text:p><text:span text:style-name="T1">_type: Signed</text:span></text:p>
                    <text:p><text:span text:style-name="T1">_signer: 0xGov</text:span></text:p>
                    <text:p><text:span text:style-name="T1">birth_year: 1989</text:span></text:p>
                    <text:p><text:span text:style-name="T1">name: “Alice”</text:span></text:p>
                  </text:list-header>
                </text:list>
                <text:p><text:span text:style-name="T1">} + sign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ainPod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ed private/public statements</text:p>
                <text:p><text:span text:style-name="T1">[</text:span></text:p>
                <text:list>
                  <text:list-header>
                    <text:p><text:span text:style-name="T1">exists verified gov_pod: SignedPod</text:span></text:p>
                    <text:p><text:span text:style-name="T1">gov_pod[“_signer”] in WHITELIST</text:span></text:p>
                    <text:p><text:span text:style-name="T1">gov_pod[“birth_year”] &lt; (2025-21)</text:span></text:p>
                    <text:p><text:span text:style-name="T1">gov_pod[“name”] == “Alice”</text:span></text:p>
                  </text:list-header>
                </text:list>
                <text:p><text:span text:style-name="T1">] + proo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ntroduction Pod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apter for foreign cryptographic data to pod format</text:p>
                <text:p><text:span text:style-name="T1">{</text:span></text:p>
                <text:list>
                  <text:list-header>
                    <text:p><text:span text:style-name="T1">_type: Ed25519</text:span></text:p>
                    <text:p><text:span text:style-name="T1">ed25519_pk: 0xpublic_key</text:span></text:p>
                    <text:p><text:span text:style-name="T1">signed_msg: 0xmsg_hash</text:span></text:p>
                  </text:list-header>
                </text:list>
                <text:p><text:span text:style-name="T1">} + proo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ustom Predicat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ainPod supports a fixed set of native predicates:</text:p>
                <text:list>
                  <text:list-item>
                    <text:p>Equal, NotEqual, LtEq, Lt, Contains, NotContains, Sum, Product, Max, Hash</text:p>
                  </text:list-item>
                </text:list>
              </text:list-item>
              <text:list-item>
                <text:p>Extendable Custom Predicates:</text:p>
                <text:list>
                  <text:list-item>
                    <text:p>Conjunction (AND) of statements</text:p>
                  </text:list-item>
                  <text:list-item>
                    <text:p>Disjunction (OR) of state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ustom Predicates: Example</text:p>
          </draw:text-box>
        </draw:frame>
        <draw:frame presentation:style-name="pr8" draw:text-style-name="P3" draw:layer="layout" svg:width="13.84cm" svg:height="9.134cm" svg:x="-0.87cm" svg:y="3.862cm" presentation:class="outline" presentation:user-transformed="true">
          <draw:text-box>
            <text:list text:style-name="L2">
              <text:list-header>
                <text:p text:style-name="P2"><text:span text:style-name="T2">// src, dst: PubKey, attetation_pod: Pod</text:span></text:p>
                <text:p text:style-name="P2"><text:span text:style-name="T2">eth_dos_friend(src, dst, private: attestation_pod) = </text:span></text:p>
                <text:p text:style-name="P2"><text:span text:style-name="T2">AND(</text:span></text:p>
                <text:p text:style-name="P2"><text:span text:style-name="T2"><text:s text:c="4"/>ValueOf(?attestation_pod[KEY_TYPE], SIGNATURE)</text:span></text:p>
                <text:p text:style-name="P2"><text:span text:style-name="T2"><text:s text:c="4"/>Equal(?attestation_pod[KEY_SIGNER], src)</text:span></text:p>
                <text:p text:style-name="P2"><text:span text:style-name="T2"><text:s text:c="4"/>Equal(?attestation_pod["attestation"], dst) </text:span></text:p>
                <text:p text:style-name="P2"><text:span text:style-name="T2">)</text:span></text:p>
              </text:list-header>
            </text:list>
          </draw:text-box>
        </draw:frame>
        <draw:frame presentation:style-name="pr8" draw:text-style-name="P3" draw:layer="layout" svg:width="15.875cm" svg:height="9.134cm" svg:x="12.065cm" svg:y="3.81cm" presentation:class="outline" presentation:user-transformed="true">
          <draw:text-box>
            <text:list text:style-name="L2">
              <text:list-header>
                <text:p text:style-name="P2"><text:span text:style-name="T3">// src, intermed, dst: PubKey, distance, shorter_distance: Int</text:span></text:p>
                <text:p text:style-name="P2"><text:span text:style-name="T3">eth_dos_distance(src, dst, distance,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3">private: shorter_distance, intermed) = 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4"><text:span text:style-name="T3">OR(</text:span></text:p>
                <text:p text:style-name="P2"><text:span text:style-name="T3"><text:s text:c="4"/>AND(</text:span></text:p>
                <text:p text:style-name="P2"><text:span text:style-name="T3"><text:s text:c="8"/>eth_dos_distance(?src, ?intermed, ?shorter)</text:span></text:p>
                <text:p text:style-name="P2"><text:span text:style-name="T3"><text:s text:c="8"/>SumOf(?distance, ?shorter_distance, 1)</text:span></text:p>
                <text:p text:style-name="P2"><text:span text:style-name="T3"><text:s text:c="8"/>eth_friend(?intermed, ?dst)</text:span></text:p>
                <text:p text:style-name="P2"><text:span text:style-name="T3"><text:s text:c="4"/>)</text:span></text:p>
                <text:p text:style-name="P2"><text:span text:style-name="T3"><text:s text:c="4"/>AND(</text:span></text:p>
                <text:p text:style-name="P2"><text:span text:style-name="T3"><text:s text:c="8"/>Equal(?src, ?dst)</text:span></text:p>
                <text:p text:style-name="P2"><text:span text:style-name="T3"><text:s text:c="8"/>Equal(?distance, 0)</text:span></text:p>
                <text:p text:style-name="P2"><text:span text:style-name="T3"><text:s text:c="4"/>)</text:span></text:p>
                <text:p text:style-name="P2"><text:span text:style-name="T3">)</text:span></text:p>
              </text:list-header>
            </text:list>
          </draw:text-box>
        </draw:frame>
        <draw:line draw:style-name="gr2" draw:text-style-name="P5" draw:layer="layout" svg:x1="12.97cm" svg:y1="3.81cm" svg:x2="12.97cm" svg:y2="12.7cm">
          <text:p/>
        </draw:lin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curs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The MainPod can take other MainPods or intro pods as inputs</text:p>
                <text:p><text:span text:style-name="T1">[</text:span></text:p>
                <text:list>
                  <text:list-header>
                    <text:p text:style-name="P6"><text:span text:style-name="T1">exists verified pod_a: Ed25519Pod</text:span></text:p>
                    <text:p text:style-name="P6"><text:span text:style-name="T1">exists verified pod_b: Sha512Pod</text:span></text:p>
                    <text:p text:style-name="P6"><text:span text:style-name="T4">pod_a[“</text:span><text:span text:style-name="T1">signed_msg</text:span><text:span text:style-name="T1">”] == pod_b[“sha512_image”]</text:span></text:p>
                    <text:p text:style-name="P6"><text:span text:style-name="T1">pod_b[“sha512_preimage”] == “Hello World”</text:span></text:p>
                    <text:p text:style-name="P6"><text:span text:style-name="T4">pod_a[“</text:span><text:span text:style-name="T1">ed25519_pk”] in AUTH_LIST</text:span></text:p>
                  </text:list-header>
                </text:list>
                <text:p><text:span text:style-name="T1">] + proof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tack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Plonky2</text:p>
                <text:list>
                  <text:list-item>
                    <text:p>Very fast recursion</text:p>
                  </text:list-item>
                  <text:list-item>
                    <text:p>Succint proofs</text:p>
                  </text:list-item>
                  <text:list-item>
                    <text:p>Client friendly (CPU &amp; RAM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custom-shape draw:style-name="gr3" draw:text-style-name="P7" draw:layer="layout" svg:width="8.255cm" svg:height="6.985cm" svg:x="9.525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255cm" svg:height="6.985cm" svg:x="0.635cm" svg:y="5.71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63cm" svg:x="1.4cm" svg:y="0.627cm" presentation:class="title">
          <draw:text-box>
            <text:p>Circuit design</text:p>
          </draw:text-box>
        </draw:frame>
        <draw:custom-shape draw:style-name="gr4" draw:text-style-name="P7" xml:id="id9" draw:id="id9" draw:layer="layout" svg:width="8.255cm" svg:height="1.27cm" svg:x="0.635cm" svg:y="3.81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55cm" svg:height="1.27cm" svg:x="9.525cm" svg:y="3.81cm">
          <text:p text:style-name="P7">Operation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27cm" svg:x="1.27cm" svg:y="10.79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1.27cm" svg:x="4.445cm" svg:y="10.79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27cm" svg:x="1.27cm" svg:y="10.79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3.81cm" svg:height="1.27cm" svg:x="4.445cm" svg:y="10.79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27cm" svg:x="1.27cm" svg:y="9.52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3.81cm" svg:height="1.27cm" svg:x="4.445cm" svg:y="9.52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27cm" svg:x="1.27cm" svg:y="8.25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.81cm" svg:height="1.27cm" svg:x="4.445cm" svg:y="8.25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75cm" svg:height="1.27cm" svg:x="1.27cm" svg:y="6.985cm">
          <text:p text:style-name="P7">Predicate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3.81cm" svg:height="1.27cm" svg:x="4.445cm" svg:y="6.985cm">
          <text:p text:style-name="P7">Argument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1.27cm" svg:x="13.335cm" svg:y="9.52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3.175cm" svg:height="1.27cm" svg:x="10.16cm" svg:y="9.525cm">
          <text:p text:style-name="P7">OpTyp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811cm" svg:height="1.27cm" svg:x="13.334cm" svg:y="10.79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175cm" svg:height="1.27cm" svg:x="10.159cm" svg:y="10.795cm">
          <text:p text:style-name="P7">OpTyp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81cm" svg:height="1.27cm" svg:x="13.335cm" svg:y="8.25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175cm" svg:height="1.27cm" svg:x="10.16cm" svg:y="8.255cm">
          <text:p text:style-name="P7">OpType</text:p>
          <draw:enhanced-geometry svg:viewBox="0 0 21600 21600" draw:type="rectangle" draw:enhanced-path="M 0 0 L 21600 0 21600 21600 0 21600 0 0 Z N"/>
        </draw:custom-shape>
        <draw:custom-shape draw:style-name="gr6" draw:text-style-name="P7" xml:id="id10" draw:id="id10" draw:layer="layout" svg:width="3.81cm" svg:height="1.27cm" svg:x="13.335cm" svg:y="6.985cm">
          <text:p text:style-name="P7">Statements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3.175cm" svg:height="1.27cm" svg:x="10.16cm" svg:y="6.985cm">
          <text:p text:style-name="P7">OpType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line" svg:x1="10.159cm" svg:y1="11.43cm" svg:x2="8.255cm" svg:y2="11.43cm" draw:start-shape="id1" draw:start-glue-point="3" draw:end-shape="id2" draw:end-glue-point="1" svg:d="M10159 11430h-1904" svg:viewBox="0 0 1905 1">
          <text:p/>
        </draw:connector>
        <draw:connector draw:style-name="gr9" draw:text-style-name="P5" draw:layer="layout" draw:type="line" svg:x1="10.16cm" svg:y1="10.16cm" svg:x2="8.255cm" svg:y2="10.16cm" draw:start-shape="id3" draw:start-glue-point="3" draw:end-shape="id4" draw:end-glue-point="1" svg:d="M10160 10160h-1905" svg:viewBox="0 0 1906 1">
          <text:p/>
        </draw:connector>
        <draw:connector draw:style-name="gr10" draw:text-style-name="P5" draw:layer="layout" draw:type="line" svg:x1="10.16cm" svg:y1="8.89cm" svg:x2="8.255cm" svg:y2="8.89cm" draw:start-shape="id5" draw:start-glue-point="3" draw:end-shape="id6" draw:end-glue-point="1" svg:d="M10160 8890h-1905" svg:viewBox="0 0 1906 1">
          <text:p/>
        </draw:connector>
        <draw:connector draw:style-name="gr11" draw:text-style-name="P5" draw:layer="layout" draw:type="line" svg:x1="10.16cm" svg:y1="7.62cm" svg:x2="8.255cm" svg:y2="7.62cm" draw:start-shape="id7" draw:start-glue-point="3" draw:end-shape="id8" draw:end-glue-point="1" svg:d="M10160 7620h-1905" svg:viewBox="0 0 1906 1">
          <text:p/>
        </draw:connector>
        <draw:connector draw:style-name="gr12" draw:text-style-name="P5" draw:layer="layout" draw:type="curve" svg:x1="8.89cm" svg:y1="4.445cm" svg:x2="15.24cm" svg:y2="6.985cm" draw:start-shape="id9" draw:start-glue-point="1" draw:end-shape="id10" draw:end-glue-point="0" svg:d="M8890 4445c4234 0 6350 846 6350 2540" svg:viewBox="0 0 6351 2541">
          <text:p/>
        </draw:connector>
        <draw:frame draw:style-name="gr13" draw:text-style-name="P8" draw:layer="layout" svg:width="8.89cm" svg:height="2.384cm" svg:x="18.415cm" svg:y="3.81cm">
          <draw:text-box>
            <text:p><text:tab/><text:tab/>Example:</text:p>
            <text:p/>
            <text:p/>
          </draw:text-box>
        </draw:frame>
        <draw:frame draw:style-name="gr14" draw:text-style-name="P8" draw:layer="layout" svg:width="4.445cm" svg:height="7.62cm" svg:x="18.415cm" svg:y="5.08cm">
          <draw:text-box>
            <text:p>Statements</text:p>
            <text:p/>
            <text:p><text:span text:style-name="T5">0: None</text:span></text:p>
            <text:p><text:span text:style-name="T5">1: Equal(x, 10)</text:span></text:p>
            <text:p><text:span text:style-name="T5">2: Equal(y, 20)</text:span></text:p>
            <text:p><text:span text:style-name="T5">3: Lt(x, y)</text:span></text:p>
            <text:p><text:span text:style-name="T5">4: NotEqual(x, y)</text:span></text:p>
            <text:p/>
            <text:p/>
          </draw:text-box>
        </draw:frame>
        <draw:frame draw:style-name="gr14" draw:text-style-name="P8" draw:layer="layout" svg:width="5.08cm" svg:height="7.62cm" svg:x="22.225cm" svg:y="5.08cm">
          <draw:text-box>
            <text:p><text:s text:c="4"/>Operations</text:p>
            <text:p/>
            <text:p text:style-name="P9"><text:span text:style-name="T5">← None</text:span></text:p>
            <text:p text:style-name="P9"><text:span text:style-name="T5">← NewEntry</text:span></text:p>
            <text:p text:style-name="P9"><text:span text:style-name="T5">← NewEntry</text:span></text:p>
            <text:p text:style-name="P9"><text:span text:style-name="T5">← LtFromEntries 1 2</text:span></text:p>
            <text:p text:style-name="P9"><text:span text:style-name="T5">← LtToNotEqual 3</text:span></text:p>
            <text:p text:style-name="P9"><text:span text:style-name="T5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19:57:34.064999966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eehive</dc:title>
    <meta:editing-duration>PT15H38M55S</meta:editing-duration>
    <meta:editing-cycles>3</meta:editing-cycles>
    <dc:date>2025-06-18T12:56:58.719146800</dc:date>
    <meta:document-statistic meta:object-count="224"/>
  </office:meta>
</office:document-meta>
</file>